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5.6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>
            <text:p>Path</text:p>
          </table:table-cell>
          <table:table-cell table:style-name="ce1" office:value-type="string">
            <text:p>T/F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Output</text:p>
          </table:table-cell>
        </table:table-row>
        <table:table-row table:style-name="ro1">
          <table:table-cell office:value-type="string">
            <text:p>ABCDEGHJL</text:p>
          </table:table-cell>
          <table:table-cell office:value-type="string">
            <text:p>TTFTFF</text:p>
          </table:table-cell>
          <table:table-cell office:value-type="string">
            <text:p>leonidgmail.com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ABCDEFGJL</text:p>
          </table:table-cell>
          <table:table-cell office:value-type="string">
            <text:p>TTTFFF</text:p>
          </table:table-cell>
          <table:table-cell office:value-type="string">
            <text:p><text:a xlink:href="mailto:leonid@gmailcom">leonid@gmailcom</text:a>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ABCDEFGHJK</text:p>
          </table:table-cell>
          <table:table-cell office:value-type="string">
            <text:p>TTTTT</text:p>
          </table:table-cell>
          <table:table-cell office:value-type="string">
            <text:p><text:a xlink:href="mailto:leonid@gmail.com">leonid@gmail.com</text:a>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F</text:p>
          </table:table-cell>
          <table:table-cell office:value-type="string">
            <text:p>praz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BL</text:p>
          </table:table-cell>
          <table:table-cell office:value-type="string">
            <text:p>TF</text:p>
          </table:table-cell>
          <table:table-cell office:value-type="string">
            <text:p>korisnik so username koj ne postoi</text:p>
          </table:table-cell>
          <table:table-cell office:value-type="string">
            <text:p>fal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10.06.2020</text:date>, <text:time>21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21S</meta:editing-duration>
    <meta:editing-cycles>3</meta:editing-cycles>
    <meta:generator>OpenOffice/4.1.1$Win32 OpenOffice.org_project/411m6$Build-9775</meta:generator>
    <dc:date>2020-06-10T21:55:57.32</dc:date>
    <dc:creator>Leo Stojkovski</dc:cre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